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2.42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0*"/>
    </style:style>
    <style:style style:name="Table2.D" style:family="table-column">
      <style:table-column-properties style:column-width="2.133cm" style:rel-column-width="8220*"/>
    </style:style>
    <style:style style:name="Table2.E" style:family="table-column">
      <style:table-column-properties style:column-width="3.535cm" style:rel-column-width="13626*"/>
    </style:style>
    <style:style style:name="Table2.F" style:family="table-column">
      <style:table-column-properties style:column-width="2.835cm" style:rel-column-width="1092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paragraph-rsid="001cab8d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paragraph-rsid="001d931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paragraph-rsid="0022ae38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26958c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15daf3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paragraph-rsid="001b6c09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20406" officeooo:paragraph-rsid="001204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d7a4" officeooo:paragraph-rsid="0018169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5c4f6" officeooo:paragraph-rsid="0015c4f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paragraph-rsid="002073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paragraph-rsid="0021dc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paragraph-rsid="002493a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paragraph-rsid="002682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paragraph-rsid="0027bed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93cdf" officeooo:paragraph-rsid="0018169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text-position="0% 100%" fo:font-weight="bold" officeooo:paragraph-rsid="0018169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2pt" fo:font-weight="normal" officeooo:rsid="0004a31d" officeooo:paragraph-rsid="0018169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fo:font-weight="normal" officeooo:rsid="0021dcc8" officeooo:paragraph-rsid="0021dcc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weight="normal" officeooo:rsid="00268266" officeooo:paragraph-rsid="0026826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weight="normal" officeooo:rsid="0027bed2" officeooo:paragraph-rsid="0027bed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weight="normal" officeooo:rsid="0027bed2" officeooo:paragraph-rsid="00288ba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weight="normal" officeooo:rsid="002073f7" officeooo:paragraph-rsid="002073f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weight="bold" officeooo:rsid="002073f7" officeooo:paragraph-rsid="002073f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2pt" fo:font-weight="bold" officeooo:rsid="0021dcc8" officeooo:paragraph-rsid="0021dcc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2pt" fo:font-weight="bold" officeooo:rsid="00246884" officeooo:paragraph-rsid="0024688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2pt" fo:font-weight="bold" officeooo:rsid="0027bed2" officeooo:paragraph-rsid="0027bed2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2pt" fo:font-weight="bold" officeooo:rsid="0027bed2" officeooo:paragraph-rsid="00288ba5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5c4f6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2fa5e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3ea81e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18169c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officeooo:paragraph-rsid="0015c4f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2pt" fo:font-weight="normal" officeooo:rsid="003a711f" officeooo:paragraph-rsid="003a711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2pt" fo:font-weight="normal" officeooo:rsid="003b1ac0" officeooo:paragraph-rsid="003b1ac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font-weight="bold" officeooo:rsid="003a711f" officeooo:paragraph-rsid="003a711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font-weight="bold" officeooo:rsid="003b1ac0" officeooo:paragraph-rsid="003b1ac0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officeooo:rsid="00093cdf" officeooo:paragraph-rsid="0015c4f6" style:font-name-asian="Liberation Serif1" style:font-size-asian="12pt" style:font-weight-asian="normal" style:font-name-complex="Liberation Serif1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officeooo:paragraph-rsid="0015c4f6" style:font-name-asian="Liberation Serif1" style:font-size-asian="12pt" style:font-weight-asian="normal" style:font-name-complex="Liberation Serif1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officeooo:rsid="001036ac" officeooo:paragraph-rsid="0015c4f6" style:font-name-asian="Liberation Serif1" style:font-size-asian="12pt" style:font-weight-asian="normal" style:font-name-complex="Liberation Serif1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officeooo:rsid="003b1ac0" officeooo:paragraph-rsid="003b1ac0" style:font-name-asian="Liberation Serif1" style:font-size-asian="12pt" style:font-weight-asian="normal" style:font-name-complex="Liberation Serif1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15c4f6"/>
    </style:style>
    <style:style style:name="P48" style:family="paragraph" style:parent-style-name="Standard" style:list-style-name="L3">
      <style:text-properties officeooo:paragraph-rsid="0018169c"/>
    </style:style>
    <style:style style:name="T1" style:family="text">
      <style:text-properties officeooo:rsid="0005201d"/>
    </style:style>
    <style:style style:name="T2" style:family="text">
      <style:text-properties officeooo:rsid="00068d59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2pt" style:font-size-asian="12pt"/>
    </style:style>
    <style:style style:name="T5" style:family="text">
      <style:text-properties style:text-position="0% 100%" fo:font-size="12pt" officeooo:rsid="00019151" style:font-size-asian="12pt"/>
    </style:style>
    <style:style style:name="T6" style:family="text">
      <style:text-properties style:text-position="0% 100%" fo:font-size="12pt" officeooo:rsid="0037ea20" style:font-size-asian="12pt"/>
    </style:style>
    <style:style style:name="T7" style:family="text">
      <style:text-properties style:text-position="0% 100%" style:font-name="Liberation Serif1" officeooo:rsid="000ae285" style:font-name-asian="Liberation Serif1" style:font-name-complex="Liberation Serif1"/>
    </style:style>
    <style:style style:name="T8" style:family="text">
      <style:text-properties style:text-position="0% 100%" style:font-name="Liberation Serif1" fo:font-weight="bold" officeooo:rsid="000ae285" style:font-name-asian="Liberation Serif1" style:font-weight-asian="bold" style:font-name-complex="Liberation Serif1" style:font-weight-complex="bold"/>
    </style:style>
    <style:style style:name="T9" style:family="text">
      <style:text-properties style:text-position="0% 10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10" style:family="text">
      <style:text-properties style:text-position="0% 100%" officeooo:rsid="00093cdf"/>
    </style:style>
    <style:style style:name="T11" style:family="text">
      <style:text-properties style:text-position="0% 100%" officeooo:rsid="0004a31d"/>
    </style:style>
    <style:style style:name="T12" style:family="text">
      <style:text-properties style:text-position="0% 100%" officeooo:rsid="002073f7"/>
    </style:style>
    <style:style style:name="T13" style:family="text">
      <style:text-properties style:text-position="0% 100%" officeooo:rsid="0021dcc8"/>
    </style:style>
    <style:style style:name="T14" style:family="text">
      <style:text-properties style:text-position="0% 100%" officeooo:rsid="002493a2"/>
    </style:style>
    <style:style style:name="T15" style:family="text">
      <style:text-properties style:text-position="0% 100%" fo:font-style="italic" officeooo:rsid="002493a2" style:font-style-asian="italic" style:font-style-complex="italic"/>
    </style:style>
    <style:style style:name="T16" style:family="text">
      <style:text-properties style:text-position="0% 100%" officeooo:rsid="00268266"/>
    </style:style>
    <style:style style:name="T17" style:family="text">
      <style:text-properties style:text-position="0% 100%" officeooo:rsid="0027bed2"/>
    </style:style>
    <style:style style:name="T18" style:family="text">
      <style:text-properties style:text-position="0% 100%" officeooo:rsid="002a5c71"/>
    </style:style>
    <style:style style:name="T19" style:family="text">
      <style:text-properties officeooo:rsid="0018fd3a"/>
    </style:style>
    <style:style style:name="T20" style:family="text">
      <style:text-properties officeooo:rsid="001ba0b4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officeooo:rsid="000ae285" style:font-name-asian="Liberation Serif1" style:font-name-complex="Liberation Serif1"/>
    </style:style>
    <style:style style:name="T23" style:family="text">
      <style:text-properties style:font-name="Liberation Serif1" officeooo:rsid="000e13c6" style:font-name-asian="Liberation Serif1" style:font-name-complex="Liberation Serif1"/>
    </style:style>
    <style:style style:name="T24" style:family="text">
      <style:text-properties style:font-name="Liberation Serif1" fo:font-weight="bold" officeooo:rsid="000ae285" style:font-name-asian="Liberation Serif1" style:font-weight-asian="bold" style:font-name-complex="Liberation Serif1" style:font-weight-complex="bold"/>
    </style:style>
    <style:style style:name="T25" style:family="text">
      <style:text-properties officeooo:rsid="001036ac"/>
    </style:style>
    <style:style style:name="T26" style:family="text">
      <style:text-properties style:text-position="33% 8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27" style:family="text">
      <style:text-properties fo:color="#008000" style:text-position="0% 100%" style:font-name="Liberation Serif1" fo:font-size="12pt" fo:font-weight="bold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28" style:family="text">
      <style:text-properties fo:color="#008000" style:text-position="0% 10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29" style:family="text">
      <style:text-properties fo:color="#008000" style:text-position="33% 80%" style:font-name="Liberation Serif1" fo:font-size="12pt" fo:font-weight="bold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30" style:family="text">
      <style:text-properties officeooo:rsid="0015daf3"/>
    </style:style>
    <style:style style:name="T31" style:family="text">
      <style:text-properties officeooo:rsid="0018169c"/>
    </style:style>
    <style:style style:name="T32" style:family="text">
      <style:text-properties officeooo:rsid="00093cdf"/>
    </style:style>
    <style:style style:name="T33" style:family="text">
      <style:text-properties officeooo:rsid="000a93c7"/>
    </style:style>
    <style:style style:name="T34" style:family="text">
      <style:text-properties officeooo:rsid="0010d7a4"/>
    </style:style>
    <style:style style:name="T35" style:family="text">
      <style:text-properties officeooo:rsid="0006272b"/>
    </style:style>
    <style:style style:name="T36" style:family="text">
      <style:text-properties officeooo:rsid="001cab8d"/>
    </style:style>
    <style:style style:name="T37" style:family="text">
      <style:text-properties officeooo:rsid="001d9310"/>
    </style:style>
    <style:style style:name="T38" style:family="text">
      <style:text-properties officeooo:rsid="0021aad7"/>
    </style:style>
    <style:style style:name="T39" style:family="text">
      <style:text-properties officeooo:rsid="0026958c"/>
    </style:style>
    <style:style style:name="T40" style:family="text">
      <style:text-properties officeooo:rsid="00288ba5"/>
    </style:style>
    <style:style style:name="T41" style:family="text">
      <style:text-properties officeooo:rsid="002a5c71"/>
    </style:style>
    <style:style style:name="T42" style:family="text">
      <style:text-properties officeooo:rsid="002fa5ed"/>
    </style:style>
    <style:style style:name="T43" style:family="text">
      <style:text-properties officeooo:rsid="0030b9df"/>
    </style:style>
    <style:style style:name="T44" style:family="text">
      <style:text-properties officeooo:rsid="00349a7e"/>
    </style:style>
    <style:style style:name="T45" style:family="text">
      <style:text-properties officeooo:rsid="003ea81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6">Closure p</text:span>roperties of computation languages <text:span text:style-name="T44">and their equivalent machines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6">Languages</text:p>
          </table:table-cell>
          <table:table-cell table:style-name="Table1.A1" office:value-type="string">
            <text:p text:style-name="P6">Equivalent machine</text:p>
          </table:table-cell>
          <table:table-cell table:style-name="Table1.A1" office:value-type="string">
            <text:p text:style-name="P6">Union</text:p>
          </table:table-cell>
          <table:table-cell table:style-name="Table1.A1" office:value-type="string">
            <text:p text:style-name="P6">Concatenation</text:p>
          </table:table-cell>
          <table:table-cell table:style-name="Table1.A1" office:value-type="string">
            <text:p text:style-name="P6">Kleene closure or Star</text:p>
          </table:table-cell>
          <table:table-cell table:style-name="Table1.A1" office:value-type="string">
            <text:p text:style-name="P6">Complementation</text:p>
          </table:table-cell>
          <table:table-cell table:style-name="Table1.G1" office:value-type="string">
            <text:p text:style-name="P6">Intersection</text:p>
          </table:table-cell>
        </table:table-row>
        <table:table-row>
          <table:table-cell table:style-name="Table1.A2" office:value-type="string">
            <text:p text:style-name="P6"><text:bookmark text:name="RL"/>Regular languages</text:p>
            <text:p text:style-name="P7"><text:span text:style-name="T30">(</text:span><text:a xlink:type="simple" xlink:href="#RL-More"><text:span text:style-name="T30">More</text:span></text:a><text:span text:style-name="T30">)</text:span></text:p>
          </table:table-cell>
          <table:table-cell table:style-name="Table1.A2" office:value-type="string">
            <text:p text:style-name="P6">DFA</text:p>
          </table:table-cell>
          <table:table-cell table:style-name="Table1.A2" office:value-type="string">
            <text:p text:style-name="P1">Closed</text:p>
          </table:table-cell>
          <table:table-cell table:style-name="Table1.A2" office:value-type="string">
            <text:p text:style-name="P1">Closed</text:p>
          </table:table-cell>
          <table:table-cell table:style-name="Table1.A2" office:value-type="string">
            <text:p text:style-name="P1"><text:a xlink:type="simple" xlink:href="#RL-star">Closed</text:a></text:p>
          </table:table-cell>
          <table:table-cell table:style-name="Table1.A2" office:value-type="string">
            <text:p text:style-name="P1"><text:a xlink:type="simple" xlink:href="#RL-Complementation">Closed</text:a></text:p>
          </table:table-cell>
          <table:table-cell table:style-name="Table1.G2" office:value-type="string">
            <text:p text:style-name="P1">Closed</text:p>
          </table:table-cell>
        </table:table-row>
        <table:table-row>
          <table:table-cell table:style-name="Table1.A2" office:value-type="string">
            <text:p text:style-name="P6"><text:bookmark text:name="CFL"/>CFL</text:p>
            <text:p text:style-name="P8"><text:span text:style-name="T30">(</text:span><text:a xlink:type="simple" xlink:href="#CFL-More"><text:span text:style-name="T30">More</text:span></text:a><text:span text:style-name="T30">)</text:span></text:p>
          </table:table-cell>
          <table:table-cell table:style-name="Table1.A2" office:value-type="string">
            <text:p text:style-name="P6">NPDA</text:p>
          </table:table-cell>
          <table:table-cell table:style-name="Table1.A2" office:value-type="string">
            <text:p text:style-name="P1"><text:a xlink:type="simple" xlink:href="#CFL-union">Closed</text:a></text:p>
          </table:table-cell>
          <table:table-cell table:style-name="Table1.A2" office:value-type="string">
            <text:p text:style-name="P1"><text:a xlink:type="simple" xlink:href="#CFL-concatenation">Closed</text:a></text:p>
          </table:table-cell>
          <table:table-cell table:style-name="Table1.A2" office:value-type="string">
            <text:p text:style-name="P1"><text:a xlink:type="simple" xlink:href="#CFL-star">Closed</text:a></text:p>
          </table:table-cell>
          <table:table-cell table:style-name="Table1.A2" office:value-type="string">
            <text:p text:style-name="P5"><text:a xlink:type="simple" xlink:href="#CFL-Complementation"><text:span text:style-name="T39">Not closed</text:span></text:a></text:p>
          </table:table-cell>
          <table:table-cell table:style-name="Table1.G2" office:value-type="string">
            <text:p text:style-name="P4"><text:a xlink:type="simple" xlink:href="#Context free languages are not closed under intersection">Not closed</text:a></text:p>
          </table:table-cell>
        </table:table-row>
        <table:table-row>
          <table:table-cell table:style-name="Table1.A2" office:value-type="string">
            <text:p text:style-name="P6"><text:bookmark text:name="Recursive"/>Decidable <text:span text:style-name="T43">or R</text:span><text:span text:style-name="T2">ecursive</text:span> languages</text:p>
            <text:p text:style-name="P8"><text:span text:style-name="T30">(</text:span><text:a xlink:type="simple" xlink:href="#Recursive-More"><text:span text:style-name="T30">More</text:span></text:a><text:span text:style-name="T30">)</text:span></text:p>
          </table:table-cell>
          <table:table-cell table:style-name="Table1.A2" office:value-type="string">
            <text:p text:style-name="P9">Turing Decider</text:p>
          </table:table-cell>
          <table:table-cell table:style-name="Table1.A2" office:value-type="string">
            <text:p text:style-name="P3"><text:a xlink:type="simple" xlink:href="../Closure%20properties%20of%20recursive%20and%20recursively%20enumerable%20languages.odt#D-Union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D-Concatenation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D-Star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D-Complementation">Closed</text:a></text:p>
          </table:table-cell>
          <table:table-cell table:style-name="Table1.G2" office:value-type="string">
            <text:p text:style-name="P2"><text:a xlink:type="simple" xlink:href="../Closure%20properties%20of%20recursive%20and%20recursively%20enumerable%20languages.odt#D-Intersection">Closed</text:a></text:p>
          </table:table-cell>
        </table:table-row>
        <table:table-row>
          <table:table-cell table:style-name="Table1.A2" office:value-type="string">
            <text:p text:style-name="P6"><text:bookmark text:name="Recursively Enumerable"/><text:span text:style-name="T1">Recursively-enumerable </text:span>languages</text:p>
            <text:p text:style-name="P8"><text:span text:style-name="T30">(</text:span><text:a xlink:type="simple" xlink:href="#Recursive-More"><text:span text:style-name="T30">More</text:span></text:a><text:span text:style-name="T30">)</text:span></text:p>
          </table:table-cell>
          <table:table-cell table:style-name="Table1.A2" office:value-type="string">
            <text:p text:style-name="P9">Turing Acceptors/ Turing Recognizers</text:p>
          </table:table-cell>
          <table:table-cell table:style-name="Table1.A2" office:value-type="string">
            <text:p text:style-name="P3"><text:a xlink:type="simple" xlink:href="../Closure%20properties%20of%20recursive%20and%20recursively%20enumerable%20languages.odt#R-Union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R-Concatenation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R-Star">Closed</text:a></text:p>
          </table:table-cell>
          <table:table-cell table:style-name="Table1.A2" office:value-type="string">
            <text:p text:style-name="P2"><text:a xlink:type="simple" xlink:href="../Closure%20properties%20of%20recursive%20and%20recursively%20enumerable%20languages.odt#R-Complementation"><text:span text:style-name="T37">Not C</text:span></text:a><text:a xlink:type="simple" xlink:href="../Closure%20properties%20of%20recursive%20and%20recursively%20enumerable%20languages.odt#R-Complementation">losed</text:a></text:p>
          </table:table-cell>
          <table:table-cell table:style-name="Table1.G2" office:value-type="string">
            <text:p text:style-name="P2"><text:a xlink:type="simple" xlink:href="../Closure%20properties%20of%20recursive%20and%20recursively%20enumerable%20languages.odt#R-Intersection">Closed</text:a></text:p>
          </table:table-cell>
        </table:table-row>
      </table:table>
      <text:p text:style-name="P14"/>
      <text:p text:style-name="P20"/>
      <text:p text:style-name="P10">Closure properties of <text:span text:style-name="T44">other </text:span>computation machines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>Union</text:p>
          </table:table-cell>
          <table:table-cell table:style-name="Table2.A1" office:value-type="string">
            <text:p text:style-name="P6">Concatenation</text:p>
          </table:table-cell>
          <table:table-cell table:style-name="Table2.A1" office:value-type="string">
            <text:p text:style-name="P6">Star</text:p>
          </table:table-cell>
          <table:table-cell table:style-name="Table2.A1" office:value-type="string">
            <text:p text:style-name="P6">Complementation</text:p>
          </table:table-cell>
          <table:table-cell table:style-name="Table2.F1" office:value-type="string">
            <text:p text:style-name="P6">Intersection</text:p>
          </table:table-cell>
        </table:table-row>
        <table:table-row>
          <table:table-cell table:style-name="Table2.A2" office:value-type="string">
            <text:p text:style-name="P6"><text:bookmark text:name="NFA"/>NFA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No. Inverting final and non-final state does not give a the complement of the language</text:p>
          </table:table-cell>
          <table:table-cell table:style-name="Table2.F2" office:value-type="string">
            <text:p text:style-name="P1">Yes</text:p>
          </table:table-cell>
        </table:table-row>
        <table:table-row>
          <table:table-cell table:style-name="Table2.A2" office:value-type="string">
            <text:p text:style-name="P6"><text:bookmark text:name="DPDA"/>DPDA<text:span text:style-name="T38">(LR(k))</text:span></text:p>
          </table:table-cell>
          <table:table-cell table:style-name="Table2.A2" office:value-type="string">
            <text:p text:style-name="P1">Not closed. Simulating two stacks is not possible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Yes</text:p>
          </table:table-cell>
          <table:table-cell table:style-name="Table2.F2" office:value-type="string">
            <text:p text:style-name="P1">Not closed. Simulating two stacks is not possible</text:p>
          </table:table-cell>
        </table:table-row>
      </table:table>
      <text:p text:style-name="P11"/>
      <text:p text:style-name="P13"><text:bookmark text:name="RL-More"/>More properties of regular languages</text:p>
      <text:list xml:id="list5557521414007024629" text:style-name="L1">
        <text:list-item>
          <text:p text:style-name="P34"><text:span text:style-name="T7">A regular language </text:span><text:span text:style-name="T8">can</text:span><text:span text:style-name="T7"> be a union of a regular language and a context free language which is not regular</text:span></text:p>
          <text:list>
            <text:list-header>
              <text:p text:style-name="P38"><text:span text:style-name="T21">Example : <text:s/></text:span><text:span text:style-name="T21"><draw:frame draw:style-name="fr1" draw:name="Object7" text:anchor-type="as-char" svg:width="5.636cm" svg:height="1.2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header>
          </text:list>
        </text:list-item>
        <text:list-item>
          <text:p text:style-name="P38"><text:span text:style-name="T22">A regular language </text:span><text:span text:style-name="T24">can</text:span><text:span text:style-name="T22"> be a union of context free language</text:span><text:span text:style-name="T23">s</text:span><text:span text:style-name="T22"> which </text:span><text:span text:style-name="T23">are</text:span><text:span text:style-name="T22"> not regular.</text:span></text:p>
          <text:list>
            <text:list-header>
              <text:p text:style-name="P38"><text:span text:style-name="T21">Example: </text:span><text:span text:style-name="T21"><draw:frame draw:style-name="fr1" draw:name="Object8" text:anchor-type="as-char" svg:width="6.269cm" svg:height="1.20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header>
          </text:list>
        </text:list-item>
        <text:list-item>
          <text:p text:style-name="P43">A subset of a regular language is not necessarily regular</text:p>
          <text:list>
            <text:list-header>
              <text:p text:style-name="P44"><text:span text:style-name="T25">Example: </text:span><text:span text:style-name="T25"><draw:frame draw:style-name="fr1" draw:name="Object6" text:anchor-type="as-char" svg:width="2.768cm" svg:height="0.55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/text:list-header>
          </text:list>
        </text:list-item>
        <text:list-item>
          <text:p text:style-name="P45">The union of infinitely many regular languages is not necessarily regular. </text:p>
          <text:list>
            <text:list-header>
              <text:p text:style-name="P47"><text:span text:style-name="T9">For example while { a</text:span><text:span text:style-name="T26">k</text:span><text:span text:style-name="T9">b</text:span><text:span text:style-name="T26">k</text:span><text:span text:style-name="T9"> } is regular for any natural number k , </text:span><text:span text:style-name="T27">{ a</text:span><text:span text:style-name="T29">n</text:span><text:span text:style-name="T27">b</text:span><text:span text:style-name="T29">n</text:span><text:span text:style-name="T27"> | n is a natural number } which is the union of all the languages { a</text:span><text:span text:style-name="T29">k</text:span><text:span text:style-name="T27">b</text:span><text:span text:style-name="T29">k</text:span><text:span text:style-name="T27"> } , is not regular</text:span><text:span text:style-name="T28">.</text:span></text:p>
            </text:list-header>
          </text:list>
        </text:list-item>
        <text:list-item>
          <text:p text:style-name="P45"><text:span text:style-name="T19">All finite languages are regular as a NFA which accepts each string of the language </text:span><text:span text:style-name="T20">non-</text:span><text:soft-page-break/><text:span text:style-name="T20">deterministically </text:span><text:span text:style-name="T19">can be constructed.</text:span></text:p>
        </text:list-item>
        <text:list-item>
          <text:p text:style-name="P46">Are closed under reversal. Reversal can be obtained by reversing transitions and converting the start state to the final state and the many possible final states a the result of %epsilon-transitions from a new start state.</text:p>
        </text:list-item>
      </text:list>
      <text:p text:style-name="P11"/>
      <text:p text:style-name="P12"><text:bookmark text:name="CFL-More"/><text:span text:style-name="T31">More p</text:span>roperties of context-free languages</text:p>
      <text:list xml:id="list3610231280129453404" text:style-name="L2">
        <text:list-item>
          <text:p text:style-name="P35"><text:span text:style-name="T32">A subse</text:span><text:span text:style-name="T33">t</text:span><text:span text:style-name="T32"> </text:span><text:span text:style-name="T34">of </text:span><text:span text:style-name="T32">a context free language is not necessarily context free.</text:span></text:p>
          <text:list>
            <text:list-header>
              <text:p text:style-name="P35"><text:span text:style-name="T32"><text:s/></text:span><text:span text:style-name="T42"><draw:frame draw:style-name="fr1" draw:name="Object16" text:anchor-type="as-char" svg:width="4.431cm" svg:height="0.552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header>
          </text:list>
        </text:list-item>
        <text:list-item>
          <text:p text:style-name="P36"><text:span text:style-name="T45">CFG's are closed under intersection with regular languages</text:span></text:p>
          <text:list>
            <text:list-header>
              <text:p text:style-name="P36"><text:span text:style-name="T45">Regular languages don't need stacks, just the automata. C intersection R needs to keep track of only one stack.</text:span></text:p>
            </text:list-header>
          </text:list>
        </text:list-item>
      </text:list>
      <text:p text:style-name="P21"/>
      <text:p text:style-name="P22"><text:bookmark text:name="Recursive-More"/><text:span text:style-name="T31">More</text:span><text:span text:style-name="T35"> p</text:span>roperties <text:span text:style-name="T35">of recursive and recursively enumerable languages</text:span></text:p>
      <text:list xml:id="list660801738556900549" text:style-name="L3">
        <text:list-item>
          <text:p text:style-name="P48"><text:span text:style-name="T3">If A and A</text:span><text:span text:style-name="T4">' are </text:span><text:span text:style-name="T6">r</text:span><text:span text:style-name="T5">ecursively </text:span><text:span text:style-name="T6">e</text:span><text:span text:style-name="T5">numerable</text:span><text:span text:style-name="T4"> then A is recursive. </text:span></text:p>
        </text:list-item>
      </text:list>
      <text:list xml:id="list8371469314043263191" text:style-name="L4">
        <text:list-header>
          <text:p text:style-name="P37"><text:span text:style-name="T10">→ <text:s/>Therefore the compliment of a recursively </text:span><text:span text:style-name="T11">enumerable</text:span><text:span text:style-name="T10"> set <text:s/>cannot be recursively </text:span><text:span text:style-name="T11">enumerable.</text:span></text:p>
        </text:list-header>
      </text:list>
      <text:p text:style-name="P23"/>
      <text:p text:style-name="P29">Set difference</text:p>
      <text:p text:style-name="P15"><text:span text:style-name="T12">A language is closed under set difference if it is closed under complementation and intersection as </text:span><text:span text:style-name="T12"><draw:frame draw:style-name="fr1" draw:name="Object1" text:anchor-type="as-char" svg:width="2.478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8"/>
      <text:p text:style-name="P41"><text:bookmark text:name="RL-star"/>Regular languages are closed under star</text:p>
      <text:p text:style-name="P39">Refer to 2.15 sipser</text:p>
      <text:p text:style-name="P39"/>
      <text:p text:style-name="P42"><text:bookmark text:name="RL-Complementation"/>Regular languages are closed under complementation</text:p>
      <text:p text:style-name="P40">Complement can be obtained by converting final states to non-final statesa dn vice-versa of the respective DFA and not of the NFA. Refer to 2.14(b). Also complete the DFA by including the dead state and all transitions to it before complementing.</text:p>
      <text:p text:style-name="P40"/>
      <text:p text:style-name="P30"><text:bookmark text:name="Context free languages are not closed under intersection"/>Context free languages are not closed under intersection</text:p>
      <text:p text:style-name="P16"><text:span text:style-name="T13">Consider </text:span><text:span text:style-name="T13"><draw:frame draw:style-name="fr1" draw:name="Object2" text:anchor-type="as-char" svg:width="3.858cm" svg:height="0.55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 and </text:span><text:span text:style-name="T13"><draw:frame draw:style-name="fr1" draw:name="Object3" text:anchor-type="as-char" svg:width="3.821cm" svg:height="0.55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3"> which are CFL's. </text:span><text:span text:style-name="T13"><draw:frame draw:style-name="fr1" draw:name="Object4" text:anchor-type="as-char" svg:width="3.932cm" svg:height="0.55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3"> <text:s/>is not a CFL</text:span></text:p>
      <text:p text:style-name="P24"/>
      <text:p text:style-name="P31"><text:bookmark text:name="CFL-Complementation"/>Context free languages are not closed under complementation</text:p>
      <text:p text:style-name="P17"><text:span text:style-name="T14">Assume CFL's are closed under complementation. Thus if </text:span><text:span text:style-name="T15">A</text:span><text:span text:style-name="T14"> and </text:span><text:span text:style-name="T15">B</text:span><text:span text:style-name="T14"> are two CFL's, </text:span><text:span text:style-name="T14"><draw:frame draw:style-name="fr1" draw:name="Object9" text:anchor-type="as-char" svg:width="0.526cm" svg:height="0.46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4"> and </text:span><text:span text:style-name="T14"><draw:frame draw:style-name="fr1" draw:name="Object5" text:anchor-type="as-char" svg:width="0.489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4"> are also CFL's.</text:span></text:p>
      <text:p text:style-name="P18"><text:span text:style-name="T16"><draw:frame draw:style-name="fr1" draw:name="Object10" text:anchor-type="as-char" svg:width="1.549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 is a CFL are CFL's are closed under union</text:span></text:p>
      <text:p text:style-name="P18"><text:span text:style-name="T16"><draw:frame draw:style-name="fr1" draw:name="Object11" text:anchor-type="as-char" svg:width="2.87cm" svg:height="0.50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 is also a CFL</text:span></text:p>
      <text:p text:style-name="P18"><text:span text:style-name="T16">But </text:span><text:span text:style-name="T16"><draw:frame draw:style-name="fr1" draw:name="Object12" text:anchor-type="as-char" svg:width="1.168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 is not a CFL. Thus CFL's are not closed under complementation.</text:span></text:p>
      <text:p text:style-name="P25"/>
      <text:p text:style-name="P32"><text:bookmark text:name="CFL-union"/>Context free languages are closed under <text:span text:style-name="T40">union</text:span></text:p>
      <text:p text:style-name="P19"><text:span text:style-name="T17">Just add the new start rule </text:span><text:span text:style-name="T17"><draw:frame draw:style-name="fr1" draw:name="Object13" text:anchor-type="as-char" svg:width="1.947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, </text:span><text:span text:style-name="T18">to the union of the rules of both the grammars</text:span></text:p>
      <text:p text:style-name="P26"/>
      <text:p text:style-name="P33"><text:bookmark text:name="CFL-concatenation"/>Context free languages are closed under <text:span text:style-name="T40">concatenation</text:span></text:p>
      <text:p text:style-name="P27">Just add the new start rule <draw:frame draw:style-name="fr1" draw:name="Object14" text:anchor-type="as-char" svg:width="1.89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41">to the union of the rules of both the grammars.</text:span></text:p>
      <text:p text:style-name="P27"/>
      <text:p text:style-name="P33"><text:bookmark text:name="CFL-star"/>Context free languages are closed under <text:span text:style-name="T40">star</text:span></text:p>
      <text:p text:style-name="P27"><text:span text:style-name="T41">Make</text:span> <draw:frame draw:style-name="fr1" draw:name="Object15" text:anchor-type="as-char" svg:width="2.101cm" svg:height="0.4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<text:span text:style-name="T41">as the start rule of the existing rules of the grammar</text:span></text:p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06T12:03:04</meta:creation-date>
    <dc:date>2013-03-31T16:34:24.97</dc:date>
    <meta:editing-duration>PT11H27M18S</meta:editing-duration>
    <meta:editing-cycles>64</meta:editing-cycles>
    <meta:generator>LibreOffice/4.0.1.2$Windows_x86 LibreOffice_project/84102822e3d61eb989ddd325abf1ac077904985</meta:generator>
    <meta:document-statistic meta:table-count="2" meta:image-count="0" meta:object-count="16" meta:page-count="2" meta:paragraph-count="96" meta:word-count="574" meta:character-count="3394" meta:non-whitespace-character-count="2910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Let</mi>
            <mrow>
              <mrow>
                <msub>
                  <mi>L</mi>
                  <mn>1</mn>
                </msub>
                <mo stretchy="false">=</mo>
                <msup>
                  <mo stretchy="false">Σ</mo>
                  <mrow>
                    <mtext>*</mtext>
                  </mrow>
                </msup>
              </mrow>
              <mo stretchy="false">∈</mo>
              <mi mathvariant="italic">RL</mi>
            </mrow>
            <mi>,</mi>
            <mrow>
              <msub>
                <mi>L</mi>
                <mn>2</mn>
              </msub>
              <mo stretchy="false">=</mo>
              <msup>
                <mi>a</mi>
                <mi>n</mi>
              </msup>
            </mrow>
            <mrow>
              <msup>
                <mi>b</mi>
                <mi>n</mi>
              </msup>
              <mo stretchy="false">∈</mo>
              <mi mathvariant="italic">CFL</mi>
            </mrow>
          </mrow>
        </mtd>
      </mtr>
      <mtr>
        <mtd>
          <mrow>
            <mo stretchy="false">⇒</mo>
            <mrow>
              <mrow>
                <mrow>
                  <msub>
                    <mi>L</mi>
                    <mn>1</mn>
                  </msub>
                  <mo stretchy="false">∪</mo>
                  <msub>
                    <mi>L</mi>
                    <mn>2</mn>
                  </msub>
                </mrow>
                <mo stretchy="false">=</mo>
                <msup>
                  <mo stretchy="false">Σ</mo>
                  <mtext>*</mtext>
                </msup>
              </mrow>
              <mo stretchy="false">∈</mo>
              <mi mathvariant="italic">RL</mi>
            </mrow>
          </mrow>
        </mtd>
      </mtr>
    </mtable>
    <annotation encoding="StarMath 5.0">Let L_1 = %SIGMA^{"*"} in RL, L_2 = a^n b^n in CFL newline drarrow L_1 union L_2 = %SIGMA^"*" in RL</annotation>
  </semantics>
</math>
</file>

<file path=Object 10/content.xml><?xml version="1.0" encoding="utf-8"?>
<math xmlns="http://www.w3.org/1998/Math/MathML">
  <semantics>
    <mrow>
      <mo stretchy="false">⇒</mo>
      <mrow>
        <mover accent="true">
          <mi>A</mi>
          <mo>¯</mo>
        </mover>
        <mo stretchy="false">∪</mo>
        <mover accent="true">
          <mi>B</mi>
          <mo>¯</mo>
        </mover>
      </mrow>
    </mrow>
    <annotation encoding="StarMath 5.0">drarrow overline A union overline B</annotation>
  </semantics>
</math>
</file>

<file path=Object 11/content.xml><?xml version="1.0" encoding="utf-8"?>
<math xmlns="http://www.w3.org/1998/Math/MathML">
  <semantics>
    <mrow>
      <mo stretchy="false">⇒</mo>
      <mrow>
        <mover accent="true">
          <mrow>
            <mrow>
              <mover accent="true">
                <mi>A</mi>
                <mo>¯</mo>
              </mover>
              <mo stretchy="false">∪</mo>
              <mover accent="true">
                <mi>B</mi>
                <mo>¯</mo>
              </mover>
            </mrow>
          </mrow>
          <mo>¯</mo>
        </mover>
        <mo stretchy="false">=</mo>
        <mrow>
          <mi>A</mi>
          <mo stretchy="false">∩</mo>
          <mi>B</mi>
        </mrow>
      </mrow>
    </mrow>
    <annotation encoding="StarMath 5.0">drarrow overline {overline A union overline B} = A intersection B</annotation>
  </semantics>
</math>
</file>

<file path=Object 12/content.xml><?xml version="1.0" encoding="utf-8"?>
<math xmlns="http://www.w3.org/1998/Math/MathML">
  <semantics>
    <mrow>
      <mrow>
        <mi>A</mi>
        <mo stretchy="false">∩</mo>
        <mi>B</mi>
      </mrow>
    </mrow>
    <annotation encoding="StarMath 5.0">A intersection B</annotation>
  </semantics>
</math>
</file>

<file path=Object 13/content.xml><?xml version="1.0" encoding="utf-8"?>
<math xmlns="http://www.w3.org/1998/Math/MathML">
  <semantics>
    <mrow>
      <mi>S</mi>
      <mi>'</mi>
      <mi>→</mi>
      <mrow>
        <msub>
          <mi>S</mi>
          <mn>1</mn>
        </msub>
        <mo stretchy="false">∣</mo>
        <msub>
          <mi>S</mi>
          <mn>2</mn>
        </msub>
      </mrow>
    </mrow>
    <annotation encoding="StarMath 5.0">S' → S_1 divides S_2</annotation>
  </semantics>
</math>
</file>

<file path=Object 14/content.xml><?xml version="1.0" encoding="utf-8"?>
<math xmlns="http://www.w3.org/1998/Math/MathML">
  <semantics>
    <mrow>
      <mi>S</mi>
      <mi>'</mi>
      <mi>→</mi>
      <msub>
        <mi>S</mi>
        <mn>1</mn>
      </msub>
      <msub>
        <mi>S</mi>
        <mn>2</mn>
      </msub>
    </mrow>
    <annotation encoding="StarMath 5.0">S' → S_1 S_2</annotation>
  </semantics>
</math>
</file>

<file path=Object 15/content.xml><?xml version="1.0" encoding="utf-8"?>
<math xmlns="http://www.w3.org/1998/Math/MathML">
  <semantics>
    <mrow>
      <mi>S</mi>
      <mi>'</mi>
      <mi>→</mi>
      <mi>S</mi>
      <mi>'</mi>
      <mrow>
        <mi>S</mi>
        <mo stretchy="false">∣</mo>
        <mo stretchy="false">ϵ</mo>
      </mrow>
    </mrow>
    <annotation encoding="StarMath 5.0">S' → S' S divides %epsilon</annotation>
  </semantics>
</math>
</file>

<file path=Object 16/content.xml><?xml version="1.0" encoding="utf-8"?>
<math xmlns="http://www.w3.org/1998/Math/MathML">
  <semantics>
    <mrow>
      <mo stretchy="false">{</mo>
      <msup>
        <mi>a</mi>
        <mi>n</mi>
      </msup>
      <msup>
        <mi>b</mi>
        <mi>n</mi>
      </msup>
      <mrow>
        <mrow>
          <msup>
            <mi>c</mi>
            <mi>n</mi>
          </msup>
          <mo stretchy="false">∣</mo>
          <mi>n</mi>
        </mrow>
        <mo stretchy="false">≥</mo>
        <mn>0</mn>
      </mrow>
      <mrow>
        <mo stretchy="false">}</mo>
        <mo stretchy="false">⊂</mo>
        <mo stretchy="false">{</mo>
      </mrow>
      <msup>
        <mi>a</mi>
        <mtext>*</mtext>
      </msup>
      <msup>
        <mi>b</mi>
        <mtext>*</mtext>
      </msup>
      <msup>
        <mi>c</mi>
        <mtext>*</mtext>
      </msup>
      <mo stretchy="false">}</mo>
    </mrow>
    <annotation encoding="StarMath 5.0">\{a^n b^n c^n divides n ge 0 \} subset \{a^"*" b^"*" c^"*" \}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L</mi>
                <mn>1</mn>
              </msub>
              <mo stretchy="false">=</mo>
              <mo stretchy="false">{</mo>
            </mrow>
            <msup>
              <mi>a</mi>
              <mi>m</mi>
            </msup>
            <msup>
              <mi>b</mi>
              <mi>n</mi>
            </msup>
            <mi>,</mi>
            <mrow>
              <mi>m</mi>
              <mo stretchy="false">&lt;</mo>
              <mi>n</mi>
            </mrow>
            <mo stretchy="false">}</mo>
            <mi>,</mi>
            <mrow>
              <msub>
                <mi>L</mi>
                <mn>2</mn>
              </msub>
              <mo stretchy="false">=</mo>
              <mo stretchy="false">{</mo>
            </mrow>
            <msup>
              <mi>a</mi>
              <mi>m</mi>
            </msup>
            <msup>
              <mi>b</mi>
              <mi>n</mi>
            </msup>
            <mi>,</mi>
            <mrow>
              <mi>m</mi>
              <mo stretchy="false">&gt;</mo>
              <mi>n</mi>
            </mrow>
            <mo stretchy="false">}</mo>
          </mrow>
        </mtd>
      </mtr>
      <mtr>
        <mtd>
          <mrow>
            <mrow>
              <mrow>
                <msub>
                  <mi>L</mi>
                  <mn>1</mn>
                </msub>
                <mo stretchy="false">∩</mo>
                <msub>
                  <mi>L</mi>
                  <mn>2</mn>
                </msub>
              </mrow>
              <mo stretchy="false">=</mo>
              <mo stretchy="false">{</mo>
            </mrow>
            <msup>
              <mi>a</mi>
              <mtext>*</mtext>
            </msup>
            <msup>
              <mi>b</mi>
              <mtext>*</mtext>
            </msup>
            <mo stretchy="false">}</mo>
          </mrow>
        </mtd>
      </mtr>
    </mtable>
    <annotation encoding="StarMath 5.0">L_1= \{a^m b^n, m &lt; n\}, L_2 = \{a^m b^n, m &gt; n\} newline
L_1 intersection L_2 = \{a^"*" b^"*"\}</annotation>
  </semantics>
</math>
</file>

<file path=Object 3/content.xml><?xml version="1.0" encoding="utf-8"?>
<math xmlns="http://www.w3.org/1998/Math/MathML">
  <semantics>
    <mrow>
      <mo stretchy="false">{</mo>
      <msup>
        <mi>a</mi>
        <mi>n</mi>
      </msup>
      <msup>
        <mi>b</mi>
        <mi>n</mi>
      </msup>
      <mrow>
        <mo stretchy="false">}</mo>
        <mo stretchy="false">⊆</mo>
        <mo stretchy="false">{</mo>
      </mrow>
      <msup>
        <mi>a</mi>
        <mtext>*</mtext>
      </msup>
      <msup>
        <mi>b</mi>
        <mtext>*</mtext>
      </msup>
      <mo stretchy="false">}</mo>
    </mrow>
    <annotation encoding="StarMath 5.0">\{a^n b^n\} subseteq \{a^"*"b^"*"\}</annotation>
  </semantics>
</math>
</file>

<file path=Object 4/content.xml><?xml version="1.0" encoding="utf-8"?>
<math xmlns="http://www.w3.org/1998/Math/MathML">
  <semantics>
    <mrow>
      <mi>A</mi>
      <mi>–</mi>
      <mrow>
        <mi>B</mi>
        <mo stretchy="false">=</mo>
        <mrow>
          <mi>A</mi>
          <mo stretchy="false">∩</mo>
          <mover accent="true">
            <mi>B</mi>
            <mo>¯</mo>
          </mover>
        </mrow>
      </mrow>
    </mrow>
    <annotation encoding="StarMath 5.0">A – B = A intersection overline B</annotation>
  </semantics>
</math>
</file>

<file path=Object 5/content.xml><?xml version="1.0" encoding="utf-8"?>
<math xmlns="http://www.w3.org/1998/Math/MathML">
  <semantics>
    <mrow>
      <mrow>
        <mi>A</mi>
        <mo stretchy="false">=</mo>
        <mo stretchy="false">{</mo>
      </mrow>
      <msup>
        <mi>a</mi>
        <mi>n</mi>
      </msup>
      <msup>
        <mi>b</mi>
        <mi>n</mi>
      </msup>
      <mrow>
        <msup>
          <mi>c</mi>
          <mi>m</mi>
        </msup>
        <mo stretchy="false">∣</mo>
        <mi>m</mi>
      </mrow>
      <mi>,</mi>
      <mrow>
        <mi>n</mi>
        <mo stretchy="false">≥</mo>
        <mn>0</mn>
      </mrow>
      <mo stretchy="false">}</mo>
    </mrow>
    <annotation encoding="StarMath 5.0">A = \{a^n b^n c^m divides m, n ge 0 \}</annotation>
  </semantics>
</math>
</file>

<file path=Object 6/content.xml><?xml version="1.0" encoding="utf-8"?>
<math xmlns="http://www.w3.org/1998/Math/MathML">
  <semantics>
    <mrow>
      <mrow>
        <mi>B</mi>
        <mo stretchy="false">=</mo>
        <mo stretchy="false">{</mo>
      </mrow>
      <msup>
        <mi>a</mi>
        <mi>m</mi>
      </msup>
      <msup>
        <mi>b</mi>
        <mi>n</mi>
      </msup>
      <mrow>
        <msup>
          <mi>c</mi>
          <mi>n</mi>
        </msup>
        <mo stretchy="false">∣</mo>
        <mi>m</mi>
      </mrow>
      <mi>,</mi>
      <mrow>
        <mi>n</mi>
        <mo stretchy="false">≥</mo>
        <mn>0</mn>
      </mrow>
      <mo stretchy="false">}</mo>
    </mrow>
    <annotation encoding="StarMath 5.0">B = \{a^m b^n c^n divides m, n ge 0 \}</annotation>
  </semantics>
</math>
</file>

<file path=Object 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o stretchy="false">{</mo>
      </mrow>
      <msup>
        <mi>a</mi>
        <mi>n</mi>
      </msup>
      <msup>
        <mi>b</mi>
        <mi>n</mi>
      </msup>
      <mrow>
        <mrow>
          <msup>
            <mi>c</mi>
            <mi>n</mi>
          </msup>
          <mo stretchy="false">∣</mo>
          <mi>n</mi>
        </mrow>
        <mo stretchy="false">≥</mo>
        <mn>0</mn>
      </mrow>
      <mo stretchy="false">}</mo>
    </mrow>
    <annotation encoding="StarMath 5.0">A intersection B = \{ a^n b^n c^n divides n ge 0\}</annotation>
  </semantics>
</math>
</file>

<file path=Object 8/content.xml><?xml version="1.0" encoding="utf-8"?>
<math xmlns="http://www.w3.org/1998/Math/MathML">
  <semantics>
    <mrow>
      <mover accent="true">
        <mi>B</mi>
        <mo>¯</mo>
      </mover>
    </mrow>
    <annotation encoding="StarMath 5.0">overline B</annotation>
  </semantics>
</math>
</file>

<file path=Object 9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